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26in"/>
    </style:style>
    <style:style style:name="co3" style:family="table-column">
      <style:table-column-properties fo:break-before="auto" style:column-width="6.3909in"/>
    </style:style>
    <style:style style:name="co4" style:family="table-column">
      <style:table-column-properties fo:break-before="auto" style:column-width="5.0035in"/>
    </style:style>
    <style:style style:name="co5" style:family="table-column">
      <style:table-column-properties fo:break-before="auto" style:column-width="5.549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2.829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1.6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46in solid 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4" style:family="text">
      <style:text-properties fo:font-size="12pt" fo:language="en" fo:country="US" fo:font-weight="bold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GA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2">
          <table:table-cell table:style-name="ce1" office:value-type="string">
            <text:p>No</text:p>
          </table:table-cell>
          <table:table-cell table:style-name="ce1" office:value-type="string">
            <text:p>Chủ đề Study</text:p>
          </table:table-cell>
          <table:table-cell table:style-name="ce1" office:value-type="string">
            <text:p>Cách tiến hành</text:p>
          </table:table-cell>
          <table:table-cell table:style-name="ce1" office:value-type="string">
            <text:p>Các vấn đề phát sinh</text:p>
          </table:table-cell>
          <table:table-cell table:style-name="ce1" office:value-type="string">
            <text:p>Giải quyết</text:p>
          </table:table-cell>
          <table:table-cell table:style-name="ce1" office:value-type="string">
            <text:p>Câu hỏi</text:p>
          </table:table-cell>
          <table:table-cell table:style-name="ce1" office:value-type="string">
            <text:p>Góp ý và trả lời</text:p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Việc trao đổi dữ liệu giữa server và client </text:p>
          </table:table-cell>
          <table:table-cell table:style-name="ce3" office:value-type="string">
            <text:p><text:span text:style-name="T1">Server :Sử dụng servlet để generate một file xml và trả về client</text:span></text:p>
            <text:p><text:span text:style-name="T1">Client : gọi servlet và truyền tham số cần thiết</text:span></text:p>
            <text:p><text:span text:style-name="T1">Sử dụng thư viện Xstream để sinh ra một file XML từ một object</text:span></text:p>
            <text:p><text:span text:style-name="T1"/></text:p>
            <text:p><text:span text:style-name="T2"/></text:p>
          </table:table-cell>
          <table:table-cell table:style-name="ce4" office:value-type="string">
            <text:p>Xstream <text:s/>không tương thích với GAE, phát sinh lỗi về mặt bảo mật</text:p>
          </table:table-cell>
          <table:table-cell table:style-name="ce5" office:value-type="string">
            <text:p><text:span text:style-name="T3">sử dụng thư viện xstreamGae </text:span><text:span text:style-name="T4">(</text:span><text:span text:style-name="T3"> hiện tại đã sinh ra được file xml từ list object </text:span><text:span text:style-name="T4">)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Sử dụng REST service : dữ liệu trả về là text → gọn nhẹ thích hợp cho các thiết bị di dộng</text:p>
          </table:table-cell>
          <table:table-cell table:number-columns-repeated="1021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0/13/2011</text:date>, <text:time>00:3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23:40:26.10</meta:creation-date>
    <dc:date>2011-10-13T00:31:37.46</dc:date>
    <meta:editing-duration>PT21M7S</meta:editing-duration>
    <meta:editing-cycles>5</meta:editing-cycles>
    <meta:generator>OpenOffice.org/3.3$Win32 OpenOffice.org_project/330m20$Build-9567</meta:generator>
    <meta:document-statistic meta:table-count="3" meta:cell-count="13" meta:object-count="0"/>
  </office:meta>
</office:document-meta>
</file>